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Auteurs" style:family="table">
      <style:table-properties style:width="17cm" table:align="margins"/>
    </style:style>
    <style:style style:name="Auteurs.A" style:family="table-column">
      <style:table-column-properties style:column-width="5.667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7cm" table:align="margins"/>
    </style:style>
    <style:style style:name="Diffusion.A" style:family="table-column">
      <style:table-column-properties style:column-width="8.5cm" style:rel-column-width="32767*"/>
    </style:style>
    <style:style style:name="Diffusion.B" style:family="table-column">
      <style:table-column-properties style:column-width="8.5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7cm" table:align="margins"/>
    </style:style>
    <style:style style:name="Références.A" style:family="table-column">
      <style:table-column-properties style:column-width="8.5cm" style:rel-column-width="32767*"/>
    </style:style>
    <style:style style:name="Références.B" style:family="table-column">
      <style:table-column-properties style:column-width="8.5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7cm" table:align="margins"/>
    </style:style>
    <style:style style:name="historique.A" style:family="table-column">
      <style:table-column-properties style:column-width="4.249cm" style:rel-column-width="16383*"/>
    </style:style>
    <style:style style:name="historique.D" style:family="table-column">
      <style:table-column-properties style:column-width="4.25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left="0cm" fo:margin-right="1cm" fo:text-indent="0cm" style:auto-text-indent="false" style:writing-mode="lr-tb"/>
    </style:style>
    <style:style style:name="P2" style:family="paragraph" style:parent-style-name="Quotations">
      <style:paragraph-properties fo:margin-left="0cm" fo:margin-right="1cm" fo:text-indent="0cm" style:auto-text-indent="false" style:writing-mode="lr-tb"/>
      <style:text-properties fo:font-weight="bold" style:font-weight-asian="bold" style:font-weight-complex="bold"/>
    </style:style>
    <style:style style:name="P3" style:family="paragraph" style:parent-style-name="Quotations">
      <style:paragraph-properties fo:margin-left="0cm" fo:margin-right="1cm" fo:text-indent="0cm" style:auto-text-indent="false" fo:break-before="page" style:writing-mode="lr-tb"/>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text-properties style:font-name-asian="Cambria"/>
    </style:style>
    <style:style style:name="P7" style:family="paragraph" style:parent-style-name="Heading_20_1">
      <style:paragraph-properties fo:text-align="center" style:justify-single-word="false"/>
    </style:style>
    <style:style style:name="P8" style:family="paragraph" style:parent-style-name="Table_20_Contents">
      <style:text-properties officeooo:rsid="001eaea1" officeooo:paragraph-rsid="0014ff96" style:font-name-asian="Cambria"/>
    </style:style>
    <style:style style:name="P9" style:family="paragraph" style:parent-style-name="Table_20_Contents">
      <style:text-properties officeooo:paragraph-rsid="0014ff96" style:font-name-asian="Cambria"/>
    </style:style>
    <style:style style:name="P10" style:family="paragraph" style:parent-style-name="Table_20_Contents">
      <style:text-properties officeooo:rsid="00200961" officeooo:paragraph-rsid="0015b84c" style:font-name-asian="Cambria"/>
    </style:style>
    <style:style style:name="P11" style:family="paragraph" style:parent-style-name="Table_20_Contents">
      <style:text-properties officeooo:rsid="001eaea1" officeooo:paragraph-rsid="0014ff96"/>
    </style:style>
    <style:style style:name="P12" style:family="paragraph" style:parent-style-name="Table_20_Contents">
      <style:text-properties officeooo:paragraph-rsid="0015a700"/>
    </style:style>
    <style:style style:name="P13" style:family="paragraph" style:parent-style-name="Standard" style:master-page-name="Standard">
      <style:paragraph-properties style:page-number="auto" fo:break-before="page"/>
    </style:style>
    <style:style style:name="T1" style:family="text">
      <style:text-properties officeooo:rsid="0010d8e5"/>
    </style:style>
    <style:style style:name="T2" style:family="text">
      <style:text-properties officeooo:rsid="00144f96"/>
    </style:style>
    <style:style style:name="T3" style:family="text">
      <style:text-properties officeooo:rsid="0015a7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h text:style-name="P7" text:outline-level="1">COMPTE RENDU REUNION EXTERNE – 23/10</text:h>
      <text:p text:style-name="Standard"/>
      <text:p text:style-name="Standard"/>
      <text:p text:style-name="Standard"/>
      <text:p text:style-name="Standard">Auteurs</text:p>
      <table:table table:name="Auteurs" table:style-name="Auteurs">
        <table:table-column table:style-name="Auteurs.A" table:number-columns-repeated="3"/>
        <table:table-row>
          <table:table-cell table:style-name="Auteurs.A1" office:value-type="string">
            <text:p text:style-name="Table_20_Contents">Auteurs</text:p>
          </table:table-cell>
          <table:table-cell table:style-name="Auteurs.A1" office:value-type="string">
            <text:p text:style-name="Table_20_Contents">Approbateurs</text:p>
          </table:table-cell>
          <table:table-cell table:style-name="Auteurs.C1" office:value-type="string">
            <text:p text:style-name="Table_20_Contents">Validation</text:p>
          </table:table-cell>
        </table:table-row>
        <table:table-row>
          <table:table-cell table:style-name="Auteurs.B2" office:value-type="string">
            <text:p text:style-name="Table_20_Contents">GUIEU Christophe</text:p>
          </table:table-cell>
          <table:table-cell table:style-name="Auteurs.B2" office:value-type="string">
            <text:p text:style-name="P10">BATTISTA Yann</text:p>
            <text:p text:style-name="P11">RASOLO Guillaume</text:p>
            <text:p text:style-name="P11">PLONG Michael</text:p>
            <text:p text:style-name="P9">BEN NASR Riadh</text:p>
            <text:p text:style-name="P8">MIRETTI Yoan</text:p>
          </table:table-cell>
          <table:table-cell table:style-name="Auteurs.C2" office:value-type="string">
            <text:p text:style-name="P12">M. ELIMIOREUX</text:p>
          </table:table-cell>
        </table:table-row>
        <table:table-row>
          <table:table-cell table:style-name="Auteurs.B3" office:value-type="string">
            <text:p text:style-name="Table_20_Contents">Rédigé le :23/10</text:p>
          </table:table-cell>
          <table:table-cell table:style-name="Auteurs.B3" office:value-type="string">
            <text:p text:style-name="Table_20_Contents">Approuvé le :<text:span text:style-name="T3">24/10</text:span></text:p>
          </table:table-cell>
          <table:table-cell table:style-name="Auteurs.C3" office:value-type="string">
            <text:p text:style-name="Table_20_Contents">Validé le :</text:p>
          </table:table-cell>
        </table:table-row>
      </table:table>
      <text:p text:style-name="Standard"/>
      <text:p text:style-name="Standard"/>
      <text:p text:style-name="Standard">Diffusion</text:p>
      <table:table table:name="Diffusion" table:style-name="Diffusion">
        <table:table-column table:style-name="Diffusion.A"/>
        <table:table-column table:style-name="Diffusion.B"/>
        <table:table-row>
          <table:table-cell table:style-name="Diffusion.A1" office:value-type="string">
            <text:p text:style-name="Table_20_Contents">Diffusion</text:p>
          </table:table-cell>
          <table:table-cell table:style-name="Diffusion.B1" office:value-type="string">
            <text:p text:style-name="Table_20_Contents">Externe</text:p>
          </table:table-cell>
        </table:table-row>
        <table:table-row>
          <table:table-cell table:style-name="Diffusion.A3" office:value-type="string">
            <text:p text:style-name="Table_20_Contents">A</text:p>
          </table:table-cell>
          <table:table-cell table:style-name="Diffusion.B3" office:value-type="string">
            <text:p text:style-name="Table_20_Contents">M. ELIMIOREUX</text:p>
          </table:table-cell>
        </table:table-row>
        <table:table-row>
          <table:table-cell table:style-name="Diffusion.A3" office:value-type="string">
            <text:p text:style-name="Table_20_Contents">Copies à :</text:p>
          </table:table-cell>
          <table:table-cell table:style-name="Diffusion.B3" office:value-type="string">
            <text:p text:style-name="P6">BATTISTA Yann</text:p>
            <text:p text:style-name="P6">BEN NASR Riadh</text:p>
            <text:p text:style-name="P6">MIRETTI Yoan</text:p>
            <text:p text:style-name="P6">PLONG Michael</text:p>
            <text:p text:style-name="P6">RASOLO Guillaume</text:p>
          </table:table-cell>
        </table:table-row>
      </table:table>
      <text:p text:style-name="Standard"/>
      <text:p text:style-name="Standard"/>
      <text:p text:style-name="Standard">Document de référence :</text:p>
      <table:table table:name="Références" table:style-name="Références">
        <table:table-column table:style-name="Références.A"/>
        <table:table-column table:style-name="Références.B"/>
        <table:table-row>
          <table:table-cell table:style-name="Références.A1" office:value-type="string">
            <text:p text:style-name="Table_20_Contents">Libellé</text:p>
          </table:table-cell>
          <table:table-cell table:style-name="Références.B1" office:value-type="string">
            <text:p text:style-name="Table_20_Contents">Document</text:p>
          </table:table-cell>
        </table:table-row>
        <table:table-row>
          <table:table-cell table:style-name="Références.A2" office:value-type="string">
            <text:p text:style-name="Table_20_Contents"/>
          </table:table-cell>
          <table:table-cell table:style-name="Références.B2" office:value-type="string">
            <text:p text:style-name="Table_20_Contents"/>
          </table:table-cell>
        </table:table-row>
      </table:table>
      <text:p text:style-name="Standard"/>
      <text:p text:style-name="Standard"/>
      <text:p text:style-name="Standard">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Table_20_Contents">N° Version</text:p>
          </table:table-cell>
          <table:table-cell table:style-name="historique.A1" office:value-type="string">
            <text:p text:style-name="Table_20_Contents">Auteurs</text:p>
          </table:table-cell>
          <table:table-cell table:style-name="historique.A1" office:value-type="string">
            <text:p text:style-name="Table_20_Contents">Date</text:p>
          </table:table-cell>
          <table:table-cell table:style-name="historique.D1" office:value-type="string">
            <text:p text:style-name="Table_20_Contents">Historique des évolutions</text:p>
          </table:table-cell>
        </table:table-row>
        <table:table-row>
          <table:table-cell table:style-name="historique.C2" office:value-type="string">
            <text:p text:style-name="Table_20_Contents">1.0</text:p>
          </table:table-cell>
          <table:table-cell table:style-name="historique.C2" office:value-type="string">
            <text:p text:style-name="Table_20_Contents">GUIEU Christophe</text:p>
          </table:table-cell>
          <table:table-cell table:style-name="historique.C2" office:value-type="string">
            <text:p text:style-name="Table_20_Contents">23/10</text:p>
          </table:table-cell>
          <table:table-cell table:style-name="historique.D2" office:value-type="string">
            <text:p text:style-name="Table_20_Contents"/>
          </table:table-cell>
        </table:table-row>
      </table:table>
      <text:p text:style-name="Standard"/>
      <text:p text:style-name="P3">Q1 :Y a t'il un mode un joueur</text:p>
      <text:p text:style-name="Text_20_body">Oui bien sûr. Les joueurs jouent en mode collaboratif ou ennemis.</text:p>
      <text:p text:style-name="P1"/>
      <text:p text:style-name="P2">Q2 :Les contrôles du personnage doivent-ils se faire à la souris uniquement, au clavier, ou <text:span text:style-name="T1">à</text:span> l'aide des deux.</text:p>
      <text:p text:style-name="Text_20_body">En priorité, au clavier, la souris est aussi une bonne solution.</text:p>
      <text:p text:style-name="P1"/>
      <text:p text:style-name="P2">Q3 :Comment le héro<text:span text:style-name="T2">s</text:span> meurt (syst<text:span text:style-name="T1">è</text:span>me de point de vie, ou limite de tir reçus)?</text:p>
      <text:p text:style-name="Text_20_body">Avec un seul tir ! Bien sûr, il a plusieurs vie au départ (5 vies).</text:p>
      <text:p text:style-name="P1"/>
      <text:p text:style-name="P2">Q4 :Les personnages peuvent-ils regagner de la vie, par quel(s) moyen(s)?</text:p>
      <text:p text:style-name="Text_20_body">Oui en prenant un bonus : one more!</text:p>
      <text:p text:style-name="P1"/>
      <text:p text:style-name="P2">Q5 :Y a t'il une limite de temps pour les parties?</text:p>
      <text:p text:style-name="Text_20_body">Il faut une limite de temps pour chaque niveau, pas pour le total de la partie.</text:p>
      <text:p text:style-name="P1"/>
      <text:p text:style-name="P2">Q6 :Quel est le nombre maximum de joueur et le nombre optimal de joueur (nécessaire pour l'<text:span text:style-name="T1">é</text:span>quilibrage et pour gérer la taille de la carte)?</text:p>
      <text:p text:style-name="Text_20_body">Le nombre de joueurs n'est pas limité. La carte dans un premier temps doit tenir dans un seul écran mais il faut garder la possibilité d'avoir une carte plus grande que l'écran.</text:p>
      <text:p text:style-name="P1"/>
      <text:p text:style-name="P2">Q7 :La carte est elle unique?</text:p>
      <text:p text:style-name="Text_20_body">Non, chaque niveau a sa propre carte.</text:p>
      <text:p text:style-name="P1"/>
      <text:p text:style-name="P2">Q8 :Quels sont les différents obstacles du héro<text:span text:style-name="T2">s</text:span>?</text:p>
      <text:p text:style-name="Text_20_body">Obstacles : murs.</text:p>
      <text:p text:style-name="P1"/>
      <text:p text:style-name="P2">Q9 :Les personnages non joueurs sont-ils uniques ou sont-ils similaires avec un arsenal différent?</text:p>
      <text:p text:style-name="Text_20_body">Chaque ennemi a un armement, potentiellement le même que le héros</text:p>
      <text:p text:style-name="P2"/>
      <text:p text:style-name="P3">Q10 :Quelles options sont nécessaires pour le jeu ? Quelles sont les règles pour la difficulté?</text:p>
      <text:p text:style-name="Text_20_body">Plus le niveau est élevé, plus les ennemis sont performants</text:p>
      <text:p text:style-name="Text_20_body"/>
      <text:p text:style-name="P4">Q11 : Armes autorisées?</text:p>
      <text:p text:style-name="P5">Potentiellement, les mêmes que celles du héros.</text:p>
      <text:p text:style-name="P1"/>
      <text:p text:style-name="P2">Q12 :Quelle sera la première fonctionnalité que vous voudriez avoir sur le logiciel?</text:p>
      <text:p text:style-name="P1">Les mouvements du héro<text:span text:style-name="T2">s</text:span> dans un niveau.</text:p>
      <text:p text:style-name="P1"/>
      <text:p text:style-name="P2">Q13 :Quel est le public visé par le jeu?</text:p>
      <text:p text:style-name="Text_20_body">Les joue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0-24T15:04:13.84</dc:date>
    <dc:creator>Yann Battista</dc:creator>
    <meta:editing-duration>PT19M59S</meta:editing-duration>
    <meta:editing-cycles>12</meta:editing-cycles>
    <meta:generator>LibreOffice/4.0.5.2$Windows_x86 LibreOffice_project/5464147a081647a250913f19c0715bca595af2f</meta:generator>
    <meta:document-statistic meta:table-count="4" meta:image-count="0" meta:object-count="0" meta:page-count="3" meta:paragraph-count="63" meta:word-count="371" meta:character-count="2111" meta:non-whitespace-character-count="1802"/>
  </office:meta>
</office:document-meta>
</file>